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uguel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ia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arista</text:p>
          </table:table-cell>
          <table:table-cell table:formula="of:=(120*2*4)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ado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as</text:p>
          </table:table-cell>
          <table:table-cell table:formula="of:=1450+480"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eche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ldade</text:p>
          </table:table-cell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formula="of:=SUM([.B2:.B23])" office:value-type="float" office:value="15540" calcext:value-type="float">
            <text:p>15540</text:p>
          </table:table-cell>
          <table:table-cell table:formula="of:=13000+2200+140" office:value-type="float" office:value="15340" calcext:value-type="float">
            <text:p>15340</text:p>
          </table:table-cell>
          <table:table-cell table:formula="of:=[.C24]-[.B24]" office:value-type="float" office:value="-200" calcext:value-type="float">
            <text:p>-200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Esquec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0 por mê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/restautant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F9829418</meta:initial-creator>
    <meta:creation-date>2020-01-09T09:40:49.223859188</meta:creation-date>
    <dc:date>2020-01-09T16:14:46.766841693</dc:date>
    <dc:creator>PAULO F9829418</dc:creator>
    <meta:editing-duration>PT17M9S</meta:editing-duration>
    <meta:editing-cycles>1</meta:editing-cycles>
    <meta:document-statistic meta:table-count="1" meta:cell-count="24" meta:object-count="0"/>
    <meta:generator>LibreOffice/4.3.7.2$Linux_X86_64 LibreOffice_project/430$Build-2</meta:generator>
  </office:meta>
</office:document-meta>
</file>